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4" table:default-cell-style-name="ce2"/>
        <table:table-column table:style-name="co1" table:number-columns-repeated="3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Element_Id</text:p>
          </table:table-cell>
          <table:table-cell table:style-name="ce1" office:value-type="string" calcext:value-type="string">
            <text:p>Element_Length</text:p>
          </table:table-cell>
          <table:table-cell table:style-name="ce1" office:value-type="string" calcext:value-type="string">
            <text:p>Element_Breadth</text:p>
          </table:table-cell>
          <table:table-cell table:style-name="ce1" office:value-type="string" calcext:value-type="string">
            <text:p>Element_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1" office:value-type="string" calcext:value-type="string">
            <text:p>Element_Desc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G18]+[.D18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.77" calcext:value-type="float">
            <text:p>11,77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2]+[.B2]" office:value-type="float" office:value="10.2" calcext:value-type="float">
            <text:p>10,2</text:p>
          </table:table-cell>
          <table:table-cell office:value-type="float" office:value="-25" calcext:value-type="float">
            <text:p>-25</text:p>
          </table:table-cell>
          <table:table-cell table:formula="of:=[.G2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.2" calcext:value-type="float">
            <text:p>16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3]+[.B3]" office:value-type="float" office:value="21.97" calcext:value-type="float">
            <text:p>21,97</text:p>
          </table:table-cell>
          <table:table-cell office:value-type="float" office:value="-25" calcext:value-type="float">
            <text:p>-25</text:p>
          </table:table-cell>
          <table:table-cell table:formula="of:=[.G3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4]+[.B4]" office:value-type="float" office:value="38.17" calcext:value-type="float">
            <text:p>38,17</text:p>
          </table:table-cell>
          <table:table-cell office:value-type="float" office:value="-25" calcext:value-type="float">
            <text:p>-25</text:p>
          </table:table-cell>
          <table:table-cell table:formula="of:=[.G4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.2" calcext:value-type="float">
            <text:p>16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5]+[.B5]" office:value-type="float" office:value="49.37" calcext:value-type="float">
            <text:p>49,37</text:p>
          </table:table-cell>
          <table:table-cell office:value-type="float" office:value="-25" calcext:value-type="float">
            <text:p>-25</text:p>
          </table:table-cell>
          <table:table-cell table:formula="of:=[.G5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.2" calcext:value-type="float">
            <text:p>16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6]+[.B6]" office:value-type="float" office:value="65.57" calcext:value-type="float">
            <text:p>65,57</text:p>
          </table:table-cell>
          <table:table-cell office:value-type="float" office:value="-25" calcext:value-type="float">
            <text:p>-25</text:p>
          </table:table-cell>
          <table:table-cell table:formula="of:=[.G6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.2" calcext:value-type="float">
            <text:p>11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7]+[.B7]" office:value-type="float" office:value="81.77" calcext:value-type="float">
            <text:p>81,77</text:p>
          </table:table-cell>
          <table:table-cell office:value-type="float" office:value="-25" calcext:value-type="float">
            <text:p>-25</text:p>
          </table:table-cell>
          <table:table-cell table:formula="of:=[.G7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.2" calcext:value-type="float">
            <text:p>16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8]+[.B8]" office:value-type="float" office:value="92.97" calcext:value-type="float">
            <text:p>92,97</text:p>
          </table:table-cell>
          <table:table-cell office:value-type="float" office:value="-25" calcext:value-type="float">
            <text:p>-25</text:p>
          </table:table-cell>
          <table:table-cell table:formula="of:=[.G8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.2" calcext:value-type="float">
            <text:p>16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9]+[.B9]" office:value-type="float" office:value="109.17" calcext:value-type="float">
            <text:p>109,17</text:p>
          </table:table-cell>
          <table:table-cell office:value-type="float" office:value="-25" calcext:value-type="float">
            <text:p>-25</text:p>
          </table:table-cell>
          <table:table-cell table:formula="of:=[.G9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10]+[.B10]" office:value-type="float" office:value="125.37" calcext:value-type="float">
            <text:p>125,37</text:p>
          </table:table-cell>
          <table:table-cell office:value-type="float" office:value="-25" calcext:value-type="float">
            <text:p>-25</text:p>
          </table:table-cell>
          <table:table-cell table:formula="of:=[.G10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.2" calcext:value-type="float">
            <text:p>16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11]+[.B11]" office:value-type="float" office:value="136.57" calcext:value-type="float">
            <text:p>136,57</text:p>
          </table:table-cell>
          <table:table-cell office:value-type="float" office:value="-25" calcext:value-type="float">
            <text:p>-25</text:p>
          </table:table-cell>
          <table:table-cell table:formula="of:=[.G11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.2" calcext:value-type="float">
            <text:p>16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12]+[.B12]" office:value-type="float" office:value="152.77" calcext:value-type="float">
            <text:p>152,77</text:p>
          </table:table-cell>
          <table:table-cell office:value-type="float" office:value="-25" calcext:value-type="float">
            <text:p>-25</text:p>
          </table:table-cell>
          <table:table-cell table:formula="of:=[.G12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2" calcext:value-type="float">
            <text:p>11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13]+[.B13]" office:value-type="float" office:value="168.97" calcext:value-type="float">
            <text:p>168,97</text:p>
          </table:table-cell>
          <table:table-cell office:value-type="float" office:value="-25" calcext:value-type="float">
            <text:p>-25</text:p>
          </table:table-cell>
          <table:table-cell table:formula="of:=[.G13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14]+[.B14]" office:value-type="float" office:value="180.17" calcext:value-type="float">
            <text:p>180,17</text:p>
          </table:table-cell>
          <table:table-cell office:value-type="float" office:value="-25" calcext:value-type="float">
            <text:p>-25</text:p>
          </table:table-cell>
          <table:table-cell table:formula="of:=[.G14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.77" calcext:value-type="float">
            <text:p>11,77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15]+[.B15]" office:value-type="float" office:value="196.37" calcext:value-type="float">
            <text:p>196,37</text:p>
          </table:table-cell>
          <table:table-cell office:value-type="float" office:value="-25" calcext:value-type="float">
            <text:p>-25</text:p>
          </table:table-cell>
          <table:table-cell table:formula="of:=[.G15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formula="of:=[.E16]+[.B16]" office:value-type="float" office:value="208.14" calcext:value-type="float">
            <text:p>208,14</text:p>
          </table:table-cell>
          <table:table-cell office:value-type="float" office:value="-25" calcext:value-type="float">
            <text:p>-25</text:p>
          </table:table-cell>
          <table:table-cell table:formula="of:=[.G16]" office:value-type="float" office:value="23.5" calcext:value-type="float">
            <text:p>23,5</text:p>
          </table:table-cell>
          <table:table-cell office:value-type="string" calcext:value-type="string">
            <text:p>Trunk deck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.97" calcext:value-type="float">
            <text:p>21,97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table:formula="of:=25-[.C18]" office:value-type="float" office:value="22.3" calcext:value-type="float">
            <text:p>22,3</text:p>
          </table:table-cell>
          <table:table-cell table:formula="of:=[.D34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.97" calcext:value-type="float">
            <text:p>21,97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.4" calcext:value-type="float">
            <text:p>27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18]+[.E18]" office:value-type="float" office:value="21.97" calcext:value-type="float">
            <text:p>21,97</text:p>
          </table:table-cell>
          <table:table-cell table:formula="of:=25-[.C20]" office:value-type="float" office:value="22.3" calcext:value-type="float">
            <text:p>22,3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.4" calcext:value-type="float">
            <text:p>27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19]+[.E19]" office:value-type="float" office:value="21.97" calcext:value-type="float">
            <text:p>21,97</text:p>
          </table:table-cell>
          <table:table-cell office:value-type="float" office:value="-25" calcext:value-type="float">
            <text:p>-25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2.4" calcext:value-type="float">
            <text:p>32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0]+[.E20]" office:value-type="float" office:value="49.37" calcext:value-type="float">
            <text:p>49,37</text:p>
          </table:table-cell>
          <table:table-cell table:formula="of:=25-[.C22]" office:value-type="float" office:value="22.3" calcext:value-type="float">
            <text:p>22,3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2.4" calcext:value-type="float">
            <text:p>32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1]+[.E21]" office:value-type="float" office:value="49.37" calcext:value-type="float">
            <text:p>49,37</text:p>
          </table:table-cell>
          <table:table-cell office:value-type="float" office:value="-25" calcext:value-type="float">
            <text:p>-25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7.4" calcext:value-type="float">
            <text:p>27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2]+[.E22]" office:value-type="float" office:value="81.77" calcext:value-type="float">
            <text:p>81,77</text:p>
          </table:table-cell>
          <table:table-cell table:formula="of:=25-[.C24]" office:value-type="float" office:value="22.3" calcext:value-type="float">
            <text:p>22,3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7.4" calcext:value-type="float">
            <text:p>27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3]+[.E23]" office:value-type="float" office:value="81.77" calcext:value-type="float">
            <text:p>81,77</text:p>
          </table:table-cell>
          <table:table-cell office:value-type="float" office:value="-25" calcext:value-type="float">
            <text:p>-25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.4" calcext:value-type="float">
            <text:p>27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4]+[.E24]" office:value-type="float" office:value="109.17" calcext:value-type="float">
            <text:p>109,17</text:p>
          </table:table-cell>
          <table:table-cell table:formula="of:=25-[.C26]" office:value-type="float" office:value="22.3" calcext:value-type="float">
            <text:p>22,3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.4" calcext:value-type="float">
            <text:p>27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5]+[.E25]" office:value-type="float" office:value="109.17" calcext:value-type="float">
            <text:p>109,17</text:p>
          </table:table-cell>
          <table:table-cell office:value-type="float" office:value="-25" calcext:value-type="float">
            <text:p>-25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.4" calcext:value-type="float">
            <text:p>32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6]+[.E26]" office:value-type="float" office:value="136.57" calcext:value-type="float">
            <text:p>136,57</text:p>
          </table:table-cell>
          <table:table-cell table:formula="of:=25-[.C28]" office:value-type="float" office:value="22.3" calcext:value-type="float">
            <text:p>22,3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.4" calcext:value-type="float">
            <text:p>32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7]+[.E27]" office:value-type="float" office:value="136.57" calcext:value-type="float">
            <text:p>136,57</text:p>
          </table:table-cell>
          <table:table-cell office:value-type="float" office:value="-25" calcext:value-type="float">
            <text:p>-25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.4" calcext:value-type="float">
            <text:p>27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8]+[.E28]" office:value-type="float" office:value="168.97" calcext:value-type="float">
            <text:p>168,97</text:p>
          </table:table-cell>
          <table:table-cell table:formula="of:=25-[.C30]" office:value-type="float" office:value="22.3" calcext:value-type="float">
            <text:p>22,3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7.4" calcext:value-type="float">
            <text:p>27,4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29]+[.E29]" office:value-type="float" office:value="168.97" calcext:value-type="float">
            <text:p>168,97</text:p>
          </table:table-cell>
          <table:table-cell office:value-type="float" office:value="-25" calcext:value-type="float">
            <text:p>-25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.97" calcext:value-type="float">
            <text:p>21,97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30]+[.E30]" office:value-type="float" office:value="196.37" calcext:value-type="float">
            <text:p>196,37</text:p>
          </table:table-cell>
          <table:table-cell table:formula="of:=25-[.C32]" office:value-type="float" office:value="22.3" calcext:value-type="float">
            <text:p>22,3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1.97" calcext:value-type="float">
            <text:p>21,97</text:p>
          </table:table-cell>
          <table:table-cell office:value-type="float" office:value="2.7" calcext:value-type="float">
            <text:p>2,7</text:p>
          </table:table-cell>
          <table:table-cell office:value-type="float" office:value="13.8" calcext:value-type="float">
            <text:p>13,8</text:p>
          </table:table-cell>
          <table:table-cell table:formula="of:=[.B31]+[.E31]" office:value-type="float" office:value="196.37" calcext:value-type="float">
            <text:p>196,37</text:p>
          </table:table-cell>
          <table:table-cell office:value-type="float" office:value="-25" calcext:value-type="float">
            <text:p>-25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Side Shell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.2" calcext:value-type="float">
            <text:p>10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.2" calcext:value-type="float">
            <text:p>10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1.77" calcext:value-type="float">
            <text:p>11,77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34]" office:value-type="float" office:value="10.2" calcext:value-type="float">
            <text:p>10,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.77" calcext:value-type="float">
            <text:p>11,77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36]" office:value-type="float" office:value="10.2" calcext:value-type="float">
            <text:p>10,2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6.2" calcext:value-type="float">
            <text:p>16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36]+[.E36]" office:value-type="float" office:value="21.97" calcext:value-type="float">
            <text:p>21,9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.2" calcext:value-type="float">
            <text:p>16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38]" office:value-type="float" office:value="21.97" calcext:value-type="float">
            <text:p>21,9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.2" calcext:value-type="float">
            <text:p>11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38]+[.E38]" office:value-type="float" office:value="38.17" calcext:value-type="float">
            <text:p>38,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.2" calcext:value-type="float">
            <text:p>11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40]" office:value-type="float" office:value="38.17" calcext:value-type="float">
            <text:p>38,1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.2" calcext:value-type="float">
            <text:p>16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40]+[.E40]" office:value-type="float" office:value="49.37" calcext:value-type="float">
            <text:p>49,3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6.2" calcext:value-type="float">
            <text:p>16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42]" office:value-type="float" office:value="49.37" calcext:value-type="float">
            <text:p>49,3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.2" calcext:value-type="float">
            <text:p>16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42]+[.E42]" office:value-type="float" office:value="65.57" calcext:value-type="float">
            <text:p>65,5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.2" calcext:value-type="float">
            <text:p>16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44]" office:value-type="float" office:value="65.57" calcext:value-type="float">
            <text:p>65,5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.2" calcext:value-type="float">
            <text:p>11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44]+[.E44]" office:value-type="float" office:value="81.77" calcext:value-type="float">
            <text:p>81,7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.2" calcext:value-type="float">
            <text:p>11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46]" office:value-type="float" office:value="81.77" calcext:value-type="float">
            <text:p>81,7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6.2" calcext:value-type="float">
            <text:p>16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46]+[.E46]" office:value-type="float" office:value="92.97" calcext:value-type="float">
            <text:p>92,9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.2" calcext:value-type="float">
            <text:p>16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48]" office:value-type="float" office:value="92.97" calcext:value-type="float">
            <text:p>92,9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6.2" calcext:value-type="float">
            <text:p>16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48]+[.E48]" office:value-type="float" office:value="109.17" calcext:value-type="float">
            <text:p>109,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6.2" calcext:value-type="float">
            <text:p>16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50]" office:value-type="float" office:value="109.17" calcext:value-type="float">
            <text:p>109,1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1.2" calcext:value-type="float">
            <text:p>11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50]+[.E50]" office:value-type="float" office:value="125.37" calcext:value-type="float">
            <text:p>125,3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1.2" calcext:value-type="float">
            <text:p>11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52]" office:value-type="float" office:value="125.37" calcext:value-type="float">
            <text:p>125,3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6.2" calcext:value-type="float">
            <text:p>16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52]+[.E52]" office:value-type="float" office:value="136.57" calcext:value-type="float">
            <text:p>136,5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6.2" calcext:value-type="float">
            <text:p>16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54]" office:value-type="float" office:value="136.57" calcext:value-type="float">
            <text:p>136,5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6.2" calcext:value-type="float">
            <text:p>16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54]+[.E54]" office:value-type="float" office:value="152.77" calcext:value-type="float">
            <text:p>152,7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6.2" calcext:value-type="float">
            <text:p>16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56]" office:value-type="float" office:value="152.77" calcext:value-type="float">
            <text:p>152,7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1.2" calcext:value-type="float">
            <text:p>11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56]+[.E56]" office:value-type="float" office:value="168.97" calcext:value-type="float">
            <text:p>168,9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1.2" calcext:value-type="float">
            <text:p>11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58]" office:value-type="float" office:value="168.97" calcext:value-type="float">
            <text:p>168,9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.2" calcext:value-type="float">
            <text:p>16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58]+[.E58]" office:value-type="float" office:value="180.17" calcext:value-type="float">
            <text:p>180,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6.2" calcext:value-type="float">
            <text:p>16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60]" office:value-type="float" office:value="180.17" calcext:value-type="float">
            <text:p>180,1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1.77" calcext:value-type="float">
            <text:p>11,77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60]+[.E60]" office:value-type="float" office:value="196.37" calcext:value-type="float">
            <text:p>196,3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1.77" calcext:value-type="float">
            <text:p>11,77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62]" office:value-type="float" office:value="196.37" calcext:value-type="float">
            <text:p>196,37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.2" calcext:value-type="float">
            <text:p>10,2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,7</text:p>
          </table:table-cell>
          <table:table-cell table:formula="of:=[.B62]+[.E62]" office:value-type="float" office:value="208.14" calcext:value-type="float">
            <text:p>208,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.2" calcext:value-type="float">
            <text:p>10,2</text:p>
          </table:table-cell>
          <table:table-cell office:value-type="float" office:value="22" calcext:value-type="float">
            <text:p>22</text:p>
          </table:table-cell>
          <table:table-cell office:value-type="float" office:value="9.7" calcext:value-type="float">
            <text:p>9,7</text:p>
          </table:table-cell>
          <table:table-cell table:formula="of:=[.E64]" office:value-type="float" office:value="208.14" calcext:value-type="float">
            <text:p>208,14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.1" calcext:value-type="float">
            <text:p>2,1</text:p>
          </table:table-cell>
          <table:table-cell office:value-type="float" office:value="44.6" calcext:value-type="float">
            <text:p>44,6</text:p>
          </table:table-cell>
          <table:table-cell office:value-type="float" office:value="13.8" calcext:value-type="float">
            <text:p>13,8</text:p>
          </table:table-cell>
          <table:table-cell table:formula="of:=[.E36]-[.B66]/2" office:value-type="float" office:value="9.15" calcext:value-type="float">
            <text:p>9,15</text:p>
          </table:table-cell>
          <table:table-cell table:formula="of:=-25+[.C18]" office:value-type="float" office:value="-22.3" calcext:value-type="float">
            <text:p>-22,3</text:p>
          </table:table-cell>
          <table:table-cell table:formula="of:=[.G18]" office:value-type="float" office:value="9.7" calcext:value-type="float">
            <text:p>9,7</text:p>
          </table:table-cell>
          <table:table-cell office:value-type="string" calcext:value-type="string">
            <text:p>Cofferdam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.1" calcext:value-type="float">
            <text:p>3,1</text:p>
          </table:table-cell>
          <table:table-cell office:value-type="float" office:value="44.6" calcext:value-type="float">
            <text:p>44,6</text:p>
          </table:table-cell>
          <table:table-cell office:value-type="float" office:value="13.8" calcext:value-type="float">
            <text:p>13,8</text:p>
          </table:table-cell>
          <table:table-cell table:formula="of:=[.E40]-[.B67]/2" office:value-type="float" office:value="36.62" calcext:value-type="float">
            <text:p>36,62</text:p>
          </table:table-cell>
          <table:table-cell table:formula="of:=[.F66]" office:value-type="float" office:value="-22.3" calcext:value-type="float">
            <text:p>-22,3</text:p>
          </table:table-cell>
          <table:table-cell table:formula="of:=[.G66]" office:value-type="float" office:value="9.7" calcext:value-type="float">
            <text:p>9,7</text:p>
          </table:table-cell>
          <table:table-cell office:value-type="string" calcext:value-type="string">
            <text:p>Cofferdam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,1</text:p>
          </table:table-cell>
          <table:table-cell office:value-type="float" office:value="44.6" calcext:value-type="float">
            <text:p>44,6</text:p>
          </table:table-cell>
          <table:table-cell office:value-type="float" office:value="13.8" calcext:value-type="float">
            <text:p>13,8</text:p>
          </table:table-cell>
          <table:table-cell table:formula="of:=[.E48]-[.B68]/2" office:value-type="float" office:value="91.42" calcext:value-type="float">
            <text:p>91,42</text:p>
          </table:table-cell>
          <table:table-cell table:formula="of:=[.F67]" office:value-type="float" office:value="-22.3" calcext:value-type="float">
            <text:p>-22,3</text:p>
          </table:table-cell>
          <table:table-cell table:formula="of:=[.G67]" office:value-type="float" office:value="9.7" calcext:value-type="float">
            <text:p>9,7</text:p>
          </table:table-cell>
          <table:table-cell office:value-type="string" calcext:value-type="string">
            <text:p>Cofferdam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.1" calcext:value-type="float">
            <text:p>3,1</text:p>
          </table:table-cell>
          <table:table-cell office:value-type="float" office:value="44.6" calcext:value-type="float">
            <text:p>44,6</text:p>
          </table:table-cell>
          <table:table-cell office:value-type="float" office:value="13.8" calcext:value-type="float">
            <text:p>13,8</text:p>
          </table:table-cell>
          <table:table-cell table:formula="of:=[.E52]-[.B69]/2" office:value-type="float" office:value="123.82" calcext:value-type="float">
            <text:p>123,82</text:p>
          </table:table-cell>
          <table:table-cell table:formula="of:=[.F68]" office:value-type="float" office:value="-22.3" calcext:value-type="float">
            <text:p>-22,3</text:p>
          </table:table-cell>
          <table:table-cell table:formula="of:=[.G68]" office:value-type="float" office:value="9.7" calcext:value-type="float">
            <text:p>9,7</text:p>
          </table:table-cell>
          <table:table-cell office:value-type="string" calcext:value-type="string">
            <text:p>Cofferdam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.1" calcext:value-type="float">
            <text:p>3,1</text:p>
          </table:table-cell>
          <table:table-cell office:value-type="float" office:value="44.6" calcext:value-type="float">
            <text:p>44,6</text:p>
          </table:table-cell>
          <table:table-cell office:value-type="float" office:value="13.8" calcext:value-type="float">
            <text:p>13,8</text:p>
          </table:table-cell>
          <table:table-cell table:formula="of:=[.E60]-[.B70]/2" office:value-type="float" office:value="178.62" calcext:value-type="float">
            <text:p>178,62</text:p>
          </table:table-cell>
          <table:table-cell table:formula="of:=[.F69]" office:value-type="float" office:value="-22.3" calcext:value-type="float">
            <text:p>-22,3</text:p>
          </table:table-cell>
          <table:table-cell table:formula="of:=[.G69]" office:value-type="float" office:value="9.7" calcext:value-type="float">
            <text:p>9,7</text:p>
          </table:table-cell>
          <table:table-cell office:value-type="string" calcext:value-type="string">
            <text:p>Cofferdam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 office:value-type="float" office:value="44.6" calcext:value-type="float">
            <text:p>44,6</text:p>
          </table:table-cell>
          <table:table-cell office:value-type="float" office:value="13.8" calcext:value-type="float">
            <text:p>13,8</text:p>
          </table:table-cell>
          <table:table-cell table:formula="of:=[.E64]-[.B71]/2" office:value-type="float" office:value="207.09" calcext:value-type="float">
            <text:p>207,09</text:p>
          </table:table-cell>
          <table:table-cell table:formula="of:=[.F70]" office:value-type="float" office:value="-22.3" calcext:value-type="float">
            <text:p>-22,3</text:p>
          </table:table-cell>
          <table:table-cell table:formula="of:=[.G70]" office:value-type="float" office:value="9.7" calcext:value-type="float">
            <text:p>9,7</text:p>
          </table:table-cell>
          <table:table-cell office:value-type="string" calcext:value-type="string">
            <text:p>Cofferd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0:35:38.068666916</meta:creation-date>
    <dc:date>2015-11-29T00:36:01.452359907</dc:date>
    <meta:editing-duration>P0D</meta:editing-duration>
    <meta:editing-cycles>1</meta:editing-cycles>
    <meta:document-statistic meta:table-count="1" meta:cell-count="568" meta:object-count="0"/>
    <meta:generator>LibreOffice/4.2.8.2$Linux_X86_64 LibreOffice_project/420m0$Build-2</meta:generator>
  </office:meta>
</office:document-meta>
</file>